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<text:a xlink:href="http://www.lottonumbers.com/uk-lotto-result-2016-12-17.asp" xlink:type="simple">Saturday 17thDecember 2016</text:a></text:p>
          </table:table-cell>
          <table:table-cell office:value-type="string" calcext:value-type="string">
            <text:p>2 11 18 32 40 54 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2-14.asp" xlink:type="simple">Wednesday 14thDecember 2016</text:a></text:p>
          </table:table-cell>
          <table:table-cell office:value-type="string" calcext:value-type="string">
            <text:p>3 7 8 9 40 58 3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2-10.asp" xlink:type="simple">Saturday 10thDecember 2016</text:a></text:p>
          </table:table-cell>
          <table:table-cell office:value-type="string" calcext:value-type="string">
            <text:p>11 26 31 32 33 46 20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2-07.asp" xlink:type="simple">Wednesday 7thDecember 2016</text:a></text:p>
          </table:table-cell>
          <table:table-cell office:value-type="string" calcext:value-type="string">
            <text:p>16 27 31 32 44 58 4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2-03.asp" xlink:type="simple">Saturday 3rdDecember 2016</text:a></text:p>
          </table:table-cell>
          <table:table-cell office:value-type="string" calcext:value-type="string">
            <text:p>3 8 9 19 21 54 3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1-30.asp" xlink:type="simple">Wednesday 30thNovember 2016</text:a></text:p>
          </table:table-cell>
          <table:table-cell office:value-type="string" calcext:value-type="string">
            <text:p>10 20 25 39 45 55 2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1-26.asp" xlink:type="simple">Saturday 26thNovember 2016</text:a></text:p>
          </table:table-cell>
          <table:table-cell office:value-type="string" calcext:value-type="string">
            <text:p>1 2 28 40 48 49 1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1-23.asp" xlink:type="simple">Wednesday 23rdNovember 2016</text:a></text:p>
          </table:table-cell>
          <table:table-cell office:value-type="string" calcext:value-type="string">
            <text:p>2 4 8 25 38 39 2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1-19.asp" xlink:type="simple">Saturday 19thNovember 2016</text:a></text:p>
          </table:table-cell>
          <table:table-cell office:value-type="string" calcext:value-type="string">
            <text:p>5 7 8 16 28 37 40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1-16.asp" xlink:type="simple">Wednesday 16thNovember 2016</text:a></text:p>
          </table:table-cell>
          <table:table-cell office:value-type="string" calcext:value-type="string">
            <text:p>7 12 33 47 50 51 40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1-12.asp" xlink:type="simple">Saturday 12thNovember 2016</text:a></text:p>
          </table:table-cell>
          <table:table-cell office:value-type="string" calcext:value-type="string">
            <text:p>3 11 16 31 44 55 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1-09.asp" xlink:type="simple">Wednesday 9thNovember 2016</text:a></text:p>
          </table:table-cell>
          <table:table-cell office:value-type="string" calcext:value-type="string">
            <text:p>12 13 30 34 39 52 3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1-05.asp" xlink:type="simple">Saturday 5thNovember 2016</text:a></text:p>
          </table:table-cell>
          <table:table-cell office:value-type="string" calcext:value-type="string">
            <text:p>8 12 16 26 45 49 2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1-02.asp" xlink:type="simple">Wednesday 2ndNovember 2016</text:a></text:p>
          </table:table-cell>
          <table:table-cell office:value-type="string" calcext:value-type="string">
            <text:p>5 14 19 24 31 38 2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0-29.asp" xlink:type="simple">Saturday 29thOctober 2016</text:a></text:p>
          </table:table-cell>
          <table:table-cell office:value-type="string" calcext:value-type="string">
            <text:p>7 8 16 24 29 58 4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0-26.asp" xlink:type="simple">Wednesday 26thOctober 2016</text:a></text:p>
          </table:table-cell>
          <table:table-cell office:value-type="string" calcext:value-type="string">
            <text:p>5 11 27 29 52 53 1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0-22.asp" xlink:type="simple">Saturday 22ndOctober 2016</text:a></text:p>
          </table:table-cell>
          <table:table-cell office:value-type="string" calcext:value-type="string">
            <text:p>9 19 26 27 45 50 2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0-19.asp" xlink:type="simple">Wednesday 19thOctober 2016</text:a></text:p>
          </table:table-cell>
          <table:table-cell office:value-type="string" calcext:value-type="string">
            <text:p>2 3 4 32 54 59 1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0-15.asp" xlink:type="simple">Saturday 15thOctober 2016</text:a></text:p>
          </table:table-cell>
          <table:table-cell office:value-type="string" calcext:value-type="string">
            <text:p>14 16 25 42 46 51 5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0-12.asp" xlink:type="simple">Wednesday 12thOctober 2016</text:a></text:p>
          </table:table-cell>
          <table:table-cell office:value-type="string" calcext:value-type="string">
            <text:p>2 22 29 30 36 58 5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0-08.asp" xlink:type="simple">Saturday 8thOctober 2016</text:a></text:p>
          </table:table-cell>
          <table:table-cell office:value-type="string" calcext:value-type="string">
            <text:p>11 17 20 32 40 42 2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0-05.asp" xlink:type="simple">Wednesday 5thOctober 2016</text:a></text:p>
          </table:table-cell>
          <table:table-cell office:value-type="string" calcext:value-type="string">
            <text:p>11 16 25 37 43 44 3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10-01.asp" xlink:type="simple">Saturday 1stOctober 2016</text:a></text:p>
          </table:table-cell>
          <table:table-cell office:value-type="string" calcext:value-type="string">
            <text:p>4 5 18 28 43 58 5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9-28.asp" xlink:type="simple">Wednesday 28thSeptember 2016</text:a></text:p>
          </table:table-cell>
          <table:table-cell office:value-type="string" calcext:value-type="string">
            <text:p>19 29 37 41 51 53 5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9-24.asp" xlink:type="simple">Saturday 24thSeptember 2016</text:a></text:p>
          </table:table-cell>
          <table:table-cell office:value-type="string" calcext:value-type="string">
            <text:p>11 24 34 43 44 47 4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9-21.asp" xlink:type="simple">Wednesday 21stSeptember 2016</text:a></text:p>
          </table:table-cell>
          <table:table-cell office:value-type="string" calcext:value-type="string">
            <text:p>20 21 28 33 49 56 4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9-17.asp" xlink:type="simple">Saturday 17thSeptember 2016</text:a></text:p>
          </table:table-cell>
          <table:table-cell office:value-type="string" calcext:value-type="string">
            <text:p>10 14 25 29 52 54 3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9-14.asp" xlink:type="simple">Wednesday 14thSeptember 2016</text:a></text:p>
          </table:table-cell>
          <table:table-cell office:value-type="string" calcext:value-type="string">
            <text:p>16 23 35 42 44 58 2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9-10.asp" xlink:type="simple">Saturday 10thSeptember 2016</text:a></text:p>
          </table:table-cell>
          <table:table-cell office:value-type="string" calcext:value-type="string">
            <text:p>6 17 37 46 47 51 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9-07.asp" xlink:type="simple">Wednesday 7thSeptember 2016</text:a></text:p>
          </table:table-cell>
          <table:table-cell office:value-type="string" calcext:value-type="string">
            <text:p>3 10 12 29 30 44 1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9-03.asp" xlink:type="simple">Saturday 3rdSeptember 2016</text:a></text:p>
          </table:table-cell>
          <table:table-cell office:value-type="string" calcext:value-type="string">
            <text:p>2 6 17 28 38 55 3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8-31.asp" xlink:type="simple">Wednesday 31stAugust 2016</text:a></text:p>
          </table:table-cell>
          <table:table-cell office:value-type="string" calcext:value-type="string">
            <text:p>15 16 26 45 47 49 50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8-27.asp" xlink:type="simple">Saturday 27thAugust 2016</text:a></text:p>
          </table:table-cell>
          <table:table-cell office:value-type="string" calcext:value-type="string">
            <text:p>5 10 22 23 34 54 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8-24.asp" xlink:type="simple">Wednesday 24thAugust 2016</text:a></text:p>
          </table:table-cell>
          <table:table-cell office:value-type="string" calcext:value-type="string">
            <text:p>4 10 15 37 38 59 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8-20.asp" xlink:type="simple">Saturday 20thAugust 2016</text:a></text:p>
          </table:table-cell>
          <table:table-cell office:value-type="string" calcext:value-type="string">
            <text:p>8 18 26 35 41 52 1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8-17.asp" xlink:type="simple">Wednesday 17thAugust 2016</text:a></text:p>
          </table:table-cell>
          <table:table-cell office:value-type="string" calcext:value-type="string">
            <text:p>4 15 27 36 37 59 5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8-13.asp" xlink:type="simple">Saturday 13thAugust 2016</text:a></text:p>
          </table:table-cell>
          <table:table-cell office:value-type="string" calcext:value-type="string">
            <text:p>12 20 31 39 43 46 3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8-10.asp" xlink:type="simple">Wednesday 10thAugust 2016</text:a></text:p>
          </table:table-cell>
          <table:table-cell office:value-type="string" calcext:value-type="string">
            <text:p>11 17 35 36 40 59 3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8-06.asp" xlink:type="simple">Saturday 6thAugust 2016</text:a></text:p>
          </table:table-cell>
          <table:table-cell office:value-type="string" calcext:value-type="string">
            <text:p>34 39 42 47 53 54 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8-03.asp" xlink:type="simple">Wednesday 3rdAugust 2016</text:a></text:p>
          </table:table-cell>
          <table:table-cell office:value-type="string" calcext:value-type="string">
            <text:p>16 17 22 38 41 55 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7-30.asp" xlink:type="simple">Saturday 30thJuly 2016</text:a></text:p>
          </table:table-cell>
          <table:table-cell office:value-type="string" calcext:value-type="string">
            <text:p>14 26 28 41 51 57 4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7-27.asp" xlink:type="simple">Wednesday 27thJuly 2016</text:a></text:p>
          </table:table-cell>
          <table:table-cell office:value-type="string" calcext:value-type="string">
            <text:p>9 24 26 38 40 46 30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7-23.asp" xlink:type="simple">Saturday 23rdJuly 2016</text:a></text:p>
          </table:table-cell>
          <table:table-cell office:value-type="string" calcext:value-type="string">
            <text:p>19 20 30 37 54 59 2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7-20.asp" xlink:type="simple">Wednesday 20thJuly 2016</text:a></text:p>
          </table:table-cell>
          <table:table-cell office:value-type="string" calcext:value-type="string">
            <text:p>18 29 30 37 46 59 2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7-16.asp" xlink:type="simple">Saturday 16thJuly 2016</text:a></text:p>
          </table:table-cell>
          <table:table-cell office:value-type="string" calcext:value-type="string">
            <text:p>10 14 17 32 36 50 4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7-13.asp" xlink:type="simple">Wednesday 13thJuly 2016</text:a></text:p>
          </table:table-cell>
          <table:table-cell office:value-type="string" calcext:value-type="string">
            <text:p>1 22 30 34 57 58 5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7-09.asp" xlink:type="simple">Saturday 9thJuly 2016</text:a></text:p>
          </table:table-cell>
          <table:table-cell office:value-type="string" calcext:value-type="string">
            <text:p>1 3 22 29 36 42 1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7-06.asp" xlink:type="simple">Wednesday 6thJuly 2016</text:a></text:p>
          </table:table-cell>
          <table:table-cell office:value-type="string" calcext:value-type="string">
            <text:p>1 3 20 24 38 39 4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7-02.asp" xlink:type="simple">Saturday 2ndJuly 2016</text:a></text:p>
          </table:table-cell>
          <table:table-cell office:value-type="string" calcext:value-type="string">
            <text:p>3 9 16 19 24 43 1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6-29.asp" xlink:type="simple">Wednesday 29thJune 2016</text:a></text:p>
          </table:table-cell>
          <table:table-cell office:value-type="string" calcext:value-type="string">
            <text:p>10 19 21 45 46 56 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6-25.asp" xlink:type="simple">Saturday 25thJune 2016</text:a></text:p>
          </table:table-cell>
          <table:table-cell office:value-type="string" calcext:value-type="string">
            <text:p>13 14 18 22 24 56 1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6-22.asp" xlink:type="simple">Wednesday 22ndJune 2016</text:a></text:p>
          </table:table-cell>
          <table:table-cell office:value-type="string" calcext:value-type="string">
            <text:p>11 25 36 39 40 57 3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6-18.asp" xlink:type="simple">Saturday 18thJune 2016</text:a></text:p>
          </table:table-cell>
          <table:table-cell office:value-type="string" calcext:value-type="string">
            <text:p>10 17 26 31 35 38 4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6-15.asp" xlink:type="simple">Wednesday 15thJune 2016</text:a></text:p>
          </table:table-cell>
          <table:table-cell office:value-type="string" calcext:value-type="string">
            <text:p>2 14 19 20 29 38 2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6-11.asp" xlink:type="simple">Saturday 11thJune 2016</text:a></text:p>
          </table:table-cell>
          <table:table-cell office:value-type="string" calcext:value-type="string">
            <text:p>4 17 30 38 47 55 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6-08.asp" xlink:type="simple">Wednesday 8thJune 2016</text:a></text:p>
          </table:table-cell>
          <table:table-cell office:value-type="string" calcext:value-type="string">
            <text:p>28 33 43 49 55 58 2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6-04.asp" xlink:type="simple">Saturday 4thJune 2016</text:a></text:p>
          </table:table-cell>
          <table:table-cell office:value-type="string" calcext:value-type="string">
            <text:p>7 32 34 48 55 58 30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6-01.asp" xlink:type="simple">Wednesday 1stJune 2016</text:a></text:p>
          </table:table-cell>
          <table:table-cell office:value-type="string" calcext:value-type="string">
            <text:p>23 27 36 39 41 49 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5-28.asp" xlink:type="simple">Saturday 28thMay 2016</text:a></text:p>
          </table:table-cell>
          <table:table-cell office:value-type="string" calcext:value-type="string">
            <text:p>8 10 36 40 52 57 5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5-25.asp" xlink:type="simple">Wednesday 25thMay 2016</text:a></text:p>
          </table:table-cell>
          <table:table-cell office:value-type="string" calcext:value-type="string">
            <text:p>6 20 33 44 45 55 1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5-21.asp" xlink:type="simple">Saturday 21stMay 2016</text:a></text:p>
          </table:table-cell>
          <table:table-cell office:value-type="string" calcext:value-type="string">
            <text:p>6 7 19 28 30 52 4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5-18.asp" xlink:type="simple">Wednesday 18thMay 2016</text:a></text:p>
          </table:table-cell>
          <table:table-cell office:value-type="string" calcext:value-type="string">
            <text:p>1 3 28 34 37 46 5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5-14.asp" xlink:type="simple">Saturday 14thMay 2016</text:a></text:p>
          </table:table-cell>
          <table:table-cell office:value-type="string" calcext:value-type="string">
            <text:p>9 12 23 24 32 51 1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5-11.asp" xlink:type="simple">Wednesday 11thMay 2016</text:a></text:p>
          </table:table-cell>
          <table:table-cell office:value-type="string" calcext:value-type="string">
            <text:p>13 22 23 33 49 54 5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5-07.asp" xlink:type="simple">Saturday 7thMay 2016</text:a></text:p>
          </table:table-cell>
          <table:table-cell office:value-type="string" calcext:value-type="string">
            <text:p>4 14 17 27 34 36 2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5-04.asp" xlink:type="simple">Wednesday 4thMay 2016</text:a></text:p>
          </table:table-cell>
          <table:table-cell office:value-type="string" calcext:value-type="string">
            <text:p>1 2 3 4 20 21 2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4-30.asp" xlink:type="simple">Saturday 30thApril 2016</text:a></text:p>
          </table:table-cell>
          <table:table-cell office:value-type="string" calcext:value-type="string">
            <text:p>1 2 5 38 53 56 3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4-27.asp" xlink:type="simple">Wednesday 27thApril 2016</text:a></text:p>
          </table:table-cell>
          <table:table-cell office:value-type="string" calcext:value-type="string">
            <text:p>12 24 29 34 39 57 2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4-23.asp" xlink:type="simple">Saturday 23rdApril 2016</text:a></text:p>
          </table:table-cell>
          <table:table-cell office:value-type="string" calcext:value-type="string">
            <text:p>2 14 26 35 44 59 24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4-20.asp" xlink:type="simple">Wednesday 20thApril 2016</text:a></text:p>
          </table:table-cell>
          <table:table-cell office:value-type="string" calcext:value-type="string">
            <text:p>1 7 9 10 12 31 2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4-16.asp" xlink:type="simple">Saturday 16thApril 2016</text:a></text:p>
          </table:table-cell>
          <table:table-cell office:value-type="string" calcext:value-type="string">
            <text:p>2 5 14 42 51 55 54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4-13.asp" xlink:type="simple">Wednesday 13thApril 2016</text:a></text:p>
          </table:table-cell>
          <table:table-cell office:value-type="string" calcext:value-type="string">
            <text:p>13 15 17 19 35 57 2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4-09.asp" xlink:type="simple">Saturday 9thApril 2016</text:a></text:p>
          </table:table-cell>
          <table:table-cell office:value-type="string" calcext:value-type="string">
            <text:p>20 22 25 34 47 51 1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4-06.asp" xlink:type="simple">Wednesday 6thApril 2016</text:a></text:p>
          </table:table-cell>
          <table:table-cell office:value-type="string" calcext:value-type="string">
            <text:p>15 17 31 41 50 57 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4-02.asp" xlink:type="simple">Saturday 2ndApril 2016</text:a></text:p>
          </table:table-cell>
          <table:table-cell office:value-type="string" calcext:value-type="string">
            <text:p>7 14 20 33 47 55 1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3-30.asp" xlink:type="simple">Wednesday 30thMarch 2016</text:a></text:p>
          </table:table-cell>
          <table:table-cell office:value-type="string" calcext:value-type="string">
            <text:p>5 13 24 31 40 41 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3-26.asp" xlink:type="simple">Saturday 26thMarch 2016</text:a></text:p>
          </table:table-cell>
          <table:table-cell office:value-type="string" calcext:value-type="string">
            <text:p>5 12 43 51 53 57 2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3-23.asp" xlink:type="simple">Wednesday 23rdMarch 2016</text:a></text:p>
          </table:table-cell>
          <table:table-cell office:value-type="string" calcext:value-type="string">
            <text:p>7 14 21 35 41 42 4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3-19.asp" xlink:type="simple">Saturday 19thMarch 2016</text:a></text:p>
          </table:table-cell>
          <table:table-cell office:value-type="string" calcext:value-type="string">
            <text:p>21 27 31 34 40 54 2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3-16.asp" xlink:type="simple">Wednesday 16thMarch 2016</text:a></text:p>
          </table:table-cell>
          <table:table-cell office:value-type="string" calcext:value-type="string">
            <text:p>13 14 31 42 44 58 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3-12.asp" xlink:type="simple">Saturday 12thMarch 2016</text:a></text:p>
          </table:table-cell>
          <table:table-cell office:value-type="string" calcext:value-type="string">
            <text:p>13 21 30 39 51 56 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3-09.asp" xlink:type="simple">Wednesday 9thMarch 2016</text:a></text:p>
          </table:table-cell>
          <table:table-cell office:value-type="string" calcext:value-type="string">
            <text:p>26 31 35 37 40 49 3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3-05.asp" xlink:type="simple">Saturday 5thMarch 2016</text:a></text:p>
          </table:table-cell>
          <table:table-cell office:value-type="string" calcext:value-type="string">
            <text:p>11 19 29 37 40 41 4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3-02.asp" xlink:type="simple">Wednesday 2ndMarch 2016</text:a></text:p>
          </table:table-cell>
          <table:table-cell office:value-type="string" calcext:value-type="string">
            <text:p>4 15 21 26 39 58 20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2-27.asp" xlink:type="simple">Saturday 27thFebruary 2016</text:a></text:p>
          </table:table-cell>
          <table:table-cell office:value-type="string" calcext:value-type="string">
            <text:p>11 14 22 37 53 56 5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2-24.asp" xlink:type="simple">Wednesday 24thFebruary 2016</text:a></text:p>
          </table:table-cell>
          <table:table-cell office:value-type="string" calcext:value-type="string">
            <text:p>4 14 18 19 26 27 2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2-20.asp" xlink:type="simple">Saturday 20thFebruary 2016</text:a></text:p>
          </table:table-cell>
          <table:table-cell office:value-type="string" calcext:value-type="string">
            <text:p>2 17 35 41 57 59 4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2-17.asp" xlink:type="simple">Wednesday 17thFebruary 2016</text:a></text:p>
          </table:table-cell>
          <table:table-cell office:value-type="string" calcext:value-type="string">
            <text:p>5 15 33 47 51 59 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2-13.asp" xlink:type="simple">Saturday 13thFebruary 2016</text:a></text:p>
          </table:table-cell>
          <table:table-cell office:value-type="string" calcext:value-type="string">
            <text:p>15 16 23 39 48 59 3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2-10.asp" xlink:type="simple">Wednesday 10thFebruary 2016</text:a></text:p>
          </table:table-cell>
          <table:table-cell office:value-type="string" calcext:value-type="string">
            <text:p>2 13 25 32 37 39 4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2-06.asp" xlink:type="simple">Saturday 6thFebruary 2016</text:a></text:p>
          </table:table-cell>
          <table:table-cell office:value-type="string" calcext:value-type="string">
            <text:p>10 12 18 34 52 56 50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2-03.asp" xlink:type="simple">Wednesday 3rdFebruary 2016</text:a></text:p>
          </table:table-cell>
          <table:table-cell office:value-type="string" calcext:value-type="string">
            <text:p>23 25 34 36 37 54 4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1-30.asp" xlink:type="simple">Saturday 30thJanuary 2016</text:a></text:p>
          </table:table-cell>
          <table:table-cell office:value-type="string" calcext:value-type="string">
            <text:p>1 6 21 31 41 44 4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1-27.asp" xlink:type="simple">Wednesday 27thJanuary 2016</text:a></text:p>
          </table:table-cell>
          <table:table-cell office:value-type="string" calcext:value-type="string">
            <text:p>8 38 41 42 50 58 24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1-23.asp" xlink:type="simple">Saturday 23rdJanuary 2016</text:a></text:p>
          </table:table-cell>
          <table:table-cell office:value-type="string" calcext:value-type="string">
            <text:p>8 9 10 11 41 54 24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1-20.asp" xlink:type="simple">Wednesday 20thJanuary 2016</text:a></text:p>
          </table:table-cell>
          <table:table-cell office:value-type="string" calcext:value-type="string">
            <text:p>18 36 37 38 54 57 14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1-16.asp" xlink:type="simple">Saturday 16thJanuary 2016</text:a></text:p>
          </table:table-cell>
          <table:table-cell office:value-type="string" calcext:value-type="string">
            <text:p>1 8 12 25 43 52 3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1-13.asp" xlink:type="simple">Wednesday 13thJanuary 2016</text:a></text:p>
          </table:table-cell>
          <table:table-cell office:value-type="string" calcext:value-type="string">
            <text:p>4 12 38 46 57 59 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1-09.asp" xlink:type="simple">Saturday 9thJanuary 2016</text:a></text:p>
          </table:table-cell>
          <table:table-cell office:value-type="string" calcext:value-type="string">
            <text:p>26 27 46 47 52 58 4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1-06.asp" xlink:type="simple">Wednesday 6thJanuary 2016</text:a></text:p>
          </table:table-cell>
          <table:table-cell office:value-type="string" calcext:value-type="string">
            <text:p>8 30 40 50 54 57 1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6-01-02.asp" xlink:type="simple">Saturday 2ndJanuary 2016</text:a></text:p>
          </table:table-cell>
          <table:table-cell office:value-type="string" calcext:value-type="string">
            <text:p>12 25 29 40 48 56 5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2-30.asp" xlink:type="simple">Wednesday 30thDecember 2015</text:a></text:p>
          </table:table-cell>
          <table:table-cell office:value-type="string" calcext:value-type="string">
            <text:p>22 31 47 52 55 59 2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2-26.asp" xlink:type="simple">Saturday 26thDecember 2015</text:a></text:p>
          </table:table-cell>
          <table:table-cell office:value-type="string" calcext:value-type="string">
            <text:p>17 21 31 38 44 58 20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2-23.asp" xlink:type="simple">Wednesday 23rdDecember 2015</text:a></text:p>
          </table:table-cell>
          <table:table-cell office:value-type="string" calcext:value-type="string">
            <text:p>1 2 4 19 28 41 3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2-19.asp" xlink:type="simple">Saturday 19thDecember 2015</text:a></text:p>
          </table:table-cell>
          <table:table-cell office:value-type="string" calcext:value-type="string">
            <text:p>13 14 27 46 48 50 4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2-16.asp" xlink:type="simple">Wednesday 16thDecember 2015</text:a></text:p>
          </table:table-cell>
          <table:table-cell office:value-type="string" calcext:value-type="string">
            <text:p>10 12 35 46 48 57 14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2-12.asp" xlink:type="simple">Saturday 12thDecember 2015</text:a></text:p>
          </table:table-cell>
          <table:table-cell office:value-type="string" calcext:value-type="string">
            <text:p>15 22 25 40 53 57 2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2-09.asp" xlink:type="simple">Wednesday 9thDecember 2015</text:a></text:p>
          </table:table-cell>
          <table:table-cell office:value-type="string" calcext:value-type="string">
            <text:p>3 8 14 28 34 53 3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2-05.asp" xlink:type="simple">Saturday 5thDecember 2015</text:a></text:p>
          </table:table-cell>
          <table:table-cell office:value-type="string" calcext:value-type="string">
            <text:p>10 11 15 50 51 56 23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2-02.asp" xlink:type="simple">Wednesday 2ndDecember 2015</text:a></text:p>
          </table:table-cell>
          <table:table-cell office:value-type="string" calcext:value-type="string">
            <text:p>9 11 14 28 37 42 12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1-28.asp" xlink:type="simple">Saturday 28thNovember 2015</text:a></text:p>
          </table:table-cell>
          <table:table-cell office:value-type="string" calcext:value-type="string">
            <text:p>7 12 20 24 34 52 1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1-25.asp" xlink:type="simple">Wednesday 25thNovember 2015</text:a></text:p>
          </table:table-cell>
          <table:table-cell office:value-type="string" calcext:value-type="string">
            <text:p>18 29 38 41 43 57 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1-21.asp" xlink:type="simple">Saturday 21stNovember 2015</text:a></text:p>
          </table:table-cell>
          <table:table-cell office:value-type="string" calcext:value-type="string">
            <text:p>2 8 10 11 32 47 1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1-18.asp" xlink:type="simple">Wednesday 18thNovember 2015</text:a></text:p>
          </table:table-cell>
          <table:table-cell office:value-type="string" calcext:value-type="string">
            <text:p>9 23 30 46 49 55 37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1-14.asp" xlink:type="simple">Saturday 14thNovember 2015</text:a></text:p>
          </table:table-cell>
          <table:table-cell office:value-type="string" calcext:value-type="string">
            <text:p>2 23 39 54 55 57 1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1-11.asp" xlink:type="simple">Wednesday 11thNovember 2015</text:a></text:p>
          </table:table-cell>
          <table:table-cell office:value-type="string" calcext:value-type="string">
            <text:p>2 17 27 28 51 52 14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1-07.asp" xlink:type="simple">Saturday 7thNovember 2015</text:a></text:p>
          </table:table-cell>
          <table:table-cell office:value-type="string" calcext:value-type="string">
            <text:p>2 3 34 43 49 50 38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1-04.asp" xlink:type="simple">Wednesday 4thNovember 2015</text:a></text:p>
          </table:table-cell>
          <table:table-cell office:value-type="string" calcext:value-type="string">
            <text:p>11 13 18 25 29 47 5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0-31.asp" xlink:type="simple">Saturday 31stOctober 2015</text:a></text:p>
          </table:table-cell>
          <table:table-cell office:value-type="string" calcext:value-type="string">
            <text:p>26 39 41 42 55 59 1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0-28.asp" xlink:type="simple">Wednesday 28thOctober 2015</text:a></text:p>
          </table:table-cell>
          <table:table-cell office:value-type="string" calcext:value-type="string">
            <text:p>26 36 41 46 49 52 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0-24.asp" xlink:type="simple">Saturday 24thOctober 2015</text:a></text:p>
          </table:table-cell>
          <table:table-cell office:value-type="string" calcext:value-type="string">
            <text:p>29 31 43 55 58 59 11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0-21.asp" xlink:type="simple">Wednesday 21stOctober 2015</text:a></text:p>
          </table:table-cell>
          <table:table-cell office:value-type="string" calcext:value-type="string">
            <text:p>13 14 21 25 51 53 39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0-17.asp" xlink:type="simple">Saturday 17thOctober 2015</text:a></text:p>
          </table:table-cell>
          <table:table-cell office:value-type="string" calcext:value-type="string">
            <text:p>8 30 37 40 46 50 36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0-14.asp" xlink:type="simple">Wednesday 14thOctober 2015</text:a></text:p>
          </table:table-cell>
          <table:table-cell office:value-type="string" calcext:value-type="string">
            <text:p>7 13 20 27 39 52 35 </text:p>
          </table:table-cell>
        </table:table-row>
        <table:table-row table:style-name="ro1">
          <table:table-cell office:value-type="string" calcext:value-type="string">
            <text:p><text:a xlink:href="http://www.lottonumbers.com/uk-lotto-result-2015-10-10.asp" xlink:type="simple">Saturday 10thOctober 2015</text:a></text:p>
          </table:table-cell>
          <table:table-cell office:value-type="string" calcext:value-type="string">
            <text:p>2 3 16 32 53 54 8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5:25:05.425455831</meta:creation-date>
    <dc:date>2016-12-18T05:31:01.828911309</dc:date>
    <meta:editing-duration>PT5M56S</meta:editing-duration>
    <meta:editing-cycles>1</meta:editing-cycles>
    <meta:document-statistic meta:table-count="1" meta:cell-count="250" meta:object-count="0"/>
    <meta:generator>LibreOffice/5.1.4.2$Linux_X86_64 LibreOffice_project/10m0$Build-2</meta:generator>
  </office:meta>
</office:document-meta>
</file>